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text-properties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las del grupo</text:p>
      <text:p text:style-name="P2"/>
      <text:p text:style-name="P3">-No se puede faltar sin justificacion más de 4 veces a las materias relacionadas con el proyecto por entrega, pasadas las 4 faltas <text:s/>se le dara una amonestacion.</text:p>
      <text:p text:style-name="P3"/>
      <text:p text:style-name="P3">-No se puede faltar a las reuniones, unicamente se puede faltar con <text:s/>una justificacion 2 veces por entrega, en el caso contrario se le dara <text:s/>una amonestacion.</text:p>
      <text:p text:style-name="P3"/>
      <text:p text:style-name="P3">-Si un miembro del grupo no cumple con la tarea asignada sera directamente amolestado.</text:p>
      <text:p text:style-name="P3"/>
      <text:p text:style-name="P3">-Despues de que un integrante acumule 3 amonestaciones, el grupo podra hacer una votacion para echar a ese miembro, la resolucion se tomara por may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 </meta:initial-creator>
    <meta:creation-date>2016-06-14T21:46:45.80</meta:creation-date>
    <meta:document-statistic meta:table-count="0" meta:image-count="0" meta:object-count="0" meta:page-count="1" meta:paragraph-count="5" meta:word-count="97" meta:character-count="572"/>
    <dc:date>2016-06-14T22:03:18.14</dc:date>
    <dc:creator>Franco </dc:creator>
    <meta:editing-duration>PT16M33S</meta:editing-duration>
    <meta:editing-cycles>1</meta:editing-cycles>
    <meta:generator>OpenOffice/4.1.1$Win32 OpenOffice.org_project/411m6$Build-9775</meta:generator>
  </office:meta>
</office:document-meta>
</file>